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40000025B28BB4AFB052FF876.png" manifest:media-type="image/png"/>
  <manifest:file-entry manifest:full-path="Pictures/10000000000001070000019F951B74141DB7864D.png" manifest:media-type="image/png"/>
  <manifest:file-entry manifest:full-path="Pictures/10000000000002010000027BE480BFB52EFEA03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-&gt;E+T|T</text:p>
      <text:p text:style-name="Standard">T-&gt; T*F|F</text:p>
      <text:p text:style-name="Standard">F-&gt; ( E )|id<draw:frame draw:style-name="fr1" draw:name="Image1" text:anchor-type="char" svg:x="-0.058cm" svg:y="0.767cm" svg:width="11.836cm" svg:height="14.651cm" draw:z-index="0"><draw:image xlink:href="Pictures/10000000000002010000027BE480BFB52EFEA031.png" xlink:type="simple" xlink:show="embed" xlink:actuate="onLoad" draw:mime-type="image/png"/></draw:frame><draw:frame draw:style-name="fr1" draw:name="Image2" text:anchor-type="char" svg:x="11.776cm" svg:y="3.228cm" svg:width="6.959cm" svg:height="10.98cm" draw:z-index="1"><draw:image xlink:href="Pictures/10000000000001070000019F951B74141DB7864D.png" xlink:type="simple" xlink:show="embed" xlink:actuate="onLoad" draw:mime-type="image/png"/></draw:frame><draw:frame draw:style-name="fr1" draw:name="Image3" text:anchor-type="char" svg:x="0.229cm" svg:y="15.161cm" svg:width="13.263cm" svg:height="10.578cm" draw:z-index="2"><draw:image xlink:href="Pictures/10000000000002F40000025B28BB4AFB052FF8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4:20:41.413419269</meta:creation-date>
    <dc:date>2025-03-10T16:16:13.212191119</dc:date>
    <meta:editing-duration>PT1H55M32S</meta:editing-duration>
    <meta:editing-cycles>1</meta:editing-cycles>
    <meta:document-statistic meta:table-count="0" meta:image-count="3" meta:object-count="0" meta:page-count="1" meta:paragraph-count="3" meta:word-count="7" meta:character-count="29" meta:non-whitespace-character-count="25"/>
    <meta:generator>LibreOffice/7.4.7.2$Linux_X86_64 LibreOffice_project/40$Build-2</meta:generator>
  </office:meta>
</office:document-meta>
</file>